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16.63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5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example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hr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Alt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table:number-columns-repeated="2" office:value-type="float" office:value="7571115" calcext:value-type="float">
            <text:p>757111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table:number-columns-repeated="2" office:value-type="float" office:value="7572645" calcext:value-type="float">
            <text:p>757264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table:number-columns-repeated="2" office:value-type="float" office:value="7573472" calcext:value-type="float">
            <text:p>757347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4.2$Linux_X86_64 LibreOffice_project/00$Build-2</meta:generator>
    <meta:document-statistic meta:table-count="1" meta:cell-count="20" meta:object-count="0"/>
  </office:meta>
</office:document-meta>
</file>